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gradient" draw:fill-gradient-name="Radial_20_green_2f_black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gradient" draw:fill-gradient-name="Radial_20_green_2f_black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gradient-name="Radial_20_green_2f_black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0080" draw:marker-start-width="0.276cm" draw:marker-end="Arrow" draw:marker-end-width="0.376cm" draw:fill="gradient" draw:fill-gradient-name="Radial_20_green_2f_black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gradient" draw:fill-gradient-name="Radial_20_red_2f_yell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76cm" svg:y1="0.931cm" svg:x2="2.201cm" svg:y2="4.741cm">
          <text:p text:style-name="P2"/>
        </draw:line>
        <draw:circle draw:style-name="gr2" draw:text-style-name="P1" draw:layer="layout" svg:width="1.27cm" svg:height="1.27cm" svg:x="4.106cm" svg:y="2.836cm">
          <text:p text:style-name="P2"/>
        </draw:circle>
        <draw:line draw:style-name="gr3" draw:text-style-name="P1" draw:layer="layout" svg:x1="5.376cm" svg:y1="3.471cm" svg:x2="6.646cm" svg:y2="3.471cm">
          <text:p text:style-name="P2"/>
        </draw:line>
        <draw:frame draw:style-name="gr4" draw:layer="layout" svg:width="0.925cm" svg:height="0.963cm" svg:x="2.201cm" svg:y="2.836cm">
          <draw:text-box>
            <text:p text:style-name="P2">B</text:p>
          </draw:text-box>
        </draw:frame>
        <draw:frame draw:style-name="gr4" draw:layer="layout" svg:width="0.82cm" svg:height="0.963cm" svg:x="6.461cm" svg:y="2.836cm">
          <draw:text-box>
            <text:p text:style-name="P2">v</text:p>
          </draw:text-box>
        </draw:frame>
        <draw:circle draw:style-name="gr2" draw:text-style-name="P1" draw:layer="layout" svg:width="1.27cm" svg:height="1.27cm" svg:x="10.456cm" svg:y="2.836cm">
          <text:p text:style-name="P2"/>
        </draw:circle>
        <draw:line draw:style-name="gr5" draw:text-style-name="P1" draw:layer="layout" svg:x1="9.821cm" svg:y1="4.741cm" svg:x2="9.821cm" svg:y2="0.931cm">
          <text:p text:style-name="P2"/>
        </draw:line>
        <draw:frame draw:style-name="gr4" draw:layer="layout" svg:width="0.925cm" svg:height="0.963cm" svg:x="10.166cm" svg:y="1.566cm">
          <draw:text-box>
            <text:p text:style-name="P2">E</text:p>
          </draw:text-box>
        </draw:frame>
        <draw:line draw:style-name="gr5" draw:text-style-name="P1" draw:layer="layout" svg:x1="14.901cm" svg:y1="4.741cm" svg:x2="14.901cm" svg:y2="0.931cm">
          <text:p text:style-name="P2"/>
        </draw:line>
        <draw:frame draw:style-name="gr4" draw:layer="layout" svg:width="0.925cm" svg:height="0.963cm" svg:x="15.246cm" svg:y="1.566cm">
          <draw:text-box>
            <text:p text:style-name="P2">E</text:p>
          </draw:text-box>
        </draw:frame>
        <draw:circle draw:style-name="gr6" draw:text-style-name="P4" draw:layer="layout" svg:width="1.27cm" svg:height="1.27cm" svg:x="16.806cm" svg:y="0.931cm">
          <text:p text:style-name="P3"><text:span text:style-name="T1">+</text:span></text:p>
        </draw:circle>
        <draw:circle draw:style-name="gr6" draw:text-style-name="P4" draw:layer="layout" svg:width="1.27cm" svg:height="1.27cm" svg:x="16.806cm" svg:y="3.471cm">
          <text:p text:style-name="P3"><text:span text:style-name="T1">-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Subhaneil Lahiri</meta:initial-creator>
    <meta:creation-date>2006-08-22T21:34:40</meta:creation-date>
    <dc:creator>Subhaneil Lahiri</dc:creator>
    <dc:date>2006-08-22T21:55:37</dc:date>
    <dc:language>en-US</dc:language>
    <meta:editing-cycles>3</meta:editing-cycles>
    <meta:editing-duration>PT7M19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